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Rewrit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characters( char ary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URLRewriter( Parameters configuration , ContentHandler contentHandler , LexicalHandler lexicalHand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RLRewriter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startElement( String namespace , String name , String raw , Attributes att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URLRewriter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ignorableWhitespace( char ary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comment( char ary [ ]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Rewriter.URLRewriter( Parameters configuration ,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Rewriter.endElement( String namespace , String name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endDT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startDTD( String name , String public_id , String system_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